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automatic-styles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gr1" style:family="graphic">
      <style:graphic-properties draw:textarea-horizontal-align="left" draw:textarea-vertical-align="top" fo:padding-left="0.102cm" fo:padding-right="0.1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rect text:anchor-type="paragraph" draw:z-index="0" draw:style-name="gr1" draw:text-style-name="P1" svg:width="4.414cm" svg:height="2.128cm" svg:x="11.381cm" svg:y="0.3cm"><text:p text:style-name="P1"><text:span text:style-name="T1">info</text:span></text:p><text:p text:style-name="P2"/><text:p text:style-name="P2">version<text:tab/><text:tab/><text:tab/>double</text:p><text:p text:style-name="P2"/></draw:rect><draw:rect text:anchor-type="paragraph" draw:z-index="1" draw:style-name="gr1" draw:text-style-name="P1" svg:width="7.272cm" svg:height="4.351cm" svg:x="0.935cm" svg:y="0.268cm"><text:p text:style-name="P1"><text:span text:style-name="T1">photo</text:span></text:p><text:p text:style-name="P2"/><text:p text:style-name="P1">photo_id<text:tab/><text:tab/>integer<text:tab/>PK</text:p><text:p text:style-name="P1">date_shot<text:tab/><text:tab/>date</text:p><text:p text:style-name="P1">path<text:tab/><text:tab/><text:tab/><text:tab/>varchar(1000)</text:p><text:p text:style-name="P1">is_path_relative<text:tab/><text:tab/>boolean</text:p><text:p text:style-name="P1">version_photo_id<text:tab/>integer FK</text:p><text:p text:style-name="P2"/></draw:rect><draw:rect text:anchor-type="paragraph" draw:z-index="2" draw:style-name="gr1" draw:text-style-name="P1" svg:width="8.192cm" svg:height="3.43cm" svg:x="0.49cm" svg:y="5.507cm"><text:p text:style-name="P1"><text:span text:style-name="T1">tag</text:span></text:p><text:p text:style-name="P2"/><text:p text:style-name="P1">tag_id<text:tab/><text:tab/><text:tab/><text:tab/>integer<text:tab/>PK</text:p><text:p text:style-name="P1">name<text:tab/><text:tab/><text:tab/><text:tab/>varchar(250)</text:p><text:p text:style-name="P1">parent_tag_id<text:tab/><text:tab/>integer<text:tab/>NULL</text:p><text:p text:style-name="P1"/></draw:rect><draw:rect text:anchor-type="paragraph" draw:z-index="3" draw:style-name="gr1" draw:text-style-name="P1" svg:width="5.716cm" svg:height="2.319cm" svg:x="10.841cm" svg:y="3.157cm"><text:p text:style-name="P1"><text:span text:style-name="T1">photo_tag</text:span></text:p><text:p text:style-name="P2"/><text:p text:style-name="P1">photo_id<text:tab/><text:tab/>integer</text:p><text:p text:style-name="P1">tag_id<text:tab/><text:tab/><text:tab/><text:tab/>integer</text:p></draw:rect><draw:rect text:anchor-type="paragraph" draw:z-index="4" draw:style-name="gr1" draw:text-style-name="P1" svg:width="5.716cm" svg:height="2.319cm" svg:x="11.137cm" svg:y="7.026cm"><text:p text:style-name="P1"><text:span text:style-name="T1">tag_children</text:span></text:p><text:p text:style-name="P1"><text:span text:style-name="T1"/></text:p><text:p text:style-name="P1">tag_id<text:tab/><text:tab/><text:tab/><text:tab/>integer</text:p><text:p text:style-name="P1">child_tag_id<text:tab/><text:tab/>integer</text:p></draw:rect><draw:line text:anchor-type="paragraph" draw:z-index="5" draw:style-name="gr2" draw:text-style-name="P2" svg:x1="8.206cm" svg:y1="1.665cm" svg:x2="10.841cm" svg:y2="4.491cm"><text:p/></draw:line><draw:line text:anchor-type="paragraph" draw:z-index="6" draw:style-name="gr2" draw:text-style-name="P2" svg:x1="8.745cm" svg:y1="7.078cm" svg:x2="11.137cm" svg:y2="8.269cm"><text:p/></draw:line><draw:line text:anchor-type="paragraph" draw:z-index="7" draw:style-name="gr3" draw:text-style-name="P2" svg:x1="8.682cm" svg:y1="7.079cm" svg:x2="10.841cm" svg:y2="4.491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 Condensed" svg:font-family="'DejaVu Sans Condensed'" style:font-family-generic="roman" style:font-pitch="variable"/>
    <style:font-face style:name="DejaVu Sans Condensed1" svg:font-family="'DejaVu Sans Condensed'" style:font-family-generic="swiss" style:font-pitch="variable"/>
    <style:font-face style:name="DejaVu Sans Condensed2" svg:font-family="'DejaVu Sans Condensed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 Condensed" fo:font-size="12pt" fo:language="en" fo:country="US" style:font-name-asian="DejaVu Sans Condensed2" style:font-size-asian="12pt" style:language-asian="en" style:country-asian="US" style:font-name-complex="DejaVu Sans Condensed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 Condensed1" fo:font-size="14pt" style:font-name-asian="DejaVu Sans Condensed2" style:font-size-asian="14pt" style:font-name-complex="DejaVu Sans Condensed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9-03-12T14:59:21</meta:creation-date>
    <dc:creator>na na</dc:creator>
    <dc:date>2010-03-08T13:25:38</dc:date>
    <dc:language>en-US</dc:language>
    <meta:editing-cycles>9</meta:editing-cycles>
    <meta:editing-duration>P1DT2H34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